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00d0" officeooo:paragraph-rsid="000e00d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RINK:</text:p>
      <text:p text:style-name="P1">1.FROOTI</text:p>
      <text:p text:style-name="P1">2.TUBORG</text:p>
      <text:p text:style-name="P1">3.KINGFISH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7T14:53:06.932572662</meta:creation-date>
    <dc:date>2018-11-17T14:55:32.491975379</dc:date>
    <meta:editing-duration>PT2M26S</meta:editing-duration>
    <meta:editing-cycles>1</meta:editing-cycles>
    <meta:generator>LibreOffice/5.1.6.2$Linux_X86_64 LibreOffice_project/10m0$Build-2</meta:generator>
    <meta:document-statistic meta:table-count="0" meta:image-count="0" meta:object-count="0" meta:page-count="1" meta:paragraph-count="4" meta:word-count="4" meta:character-count="34" meta:non-whitespace-character-count="34"/>
  </office:meta>
</office:document-meta>
</file>